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96cm"/>
    </style:style>
    <style:style style:name="co3" style:family="table-column">
      <style:table-column-properties fo:break-before="auto" style:column-width="2.746cm"/>
    </style:style>
    <style:style style:name="ro1" style:family="table-row">
      <style:table-row-properties style:row-height="0.55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2">
      <number:number number:decimal-places="2" loext:min-decimal-places="2" number:min-integer-digits="1"/>
    </number:number-style>
    <number:date-style style:name="N84">
      <number:year number:style="long"/>
      <number:text>-</number:text>
      <number:month number:style="long"/>
      <number:text>-</number:text>
      <number:day number:style="long"/>
    </number:date-style>
    <style:style style:name="ce35" style:family="table-cell" style:parent-style-name="Default">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6" style:family="table-cell" style:parent-style-name="Default">
      <style:table-cell-properties fo:background-color="#00ff00"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7" style:family="table-cell" style:parent-style-name="Default" style:data-style-name="N2">
      <style:table-cell-properties fo:border-bottom="0.74pt dotted #000000" style:diagonal-bl-tr="none" style:diagonal-tl-br="none" fo:border-left="none" fo:padding="0.071cm" fo:border-right="none" style:rotation-align="none" fo:border-top="none"/>
    </style:style>
    <style:style style:name="ce38" style:family="table-cell" style:parent-style-name="Default" style:data-style-name="N2">
      <style:table-cell-properties style:diagonal-bl-tr="none" style:diagonal-tl-br="none" fo:border="none" fo:padding="0.071cm" style:rotation-align="none"/>
    </style:style>
    <style:style style:name="ce39" style:family="table-cell" style:parent-style-name="Default">
      <style:table-cell-properties fo:padding="0.071cm"/>
    </style:style>
    <style:style style:name="ce40" style:family="table-cell" style:parent-style-name="Default">
      <style:table-cell-properties style:diagonal-bl-tr="none" style:diagonal-tl-br="none" fo:border="none" fo:padding="0.071cm" style:rotation-align="none"/>
    </style:style>
    <style:style style:name="ce41"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0.74pt solid #000000"/>
    </style:style>
    <style:style style:name="ce42" style:family="table-cell" style:parent-style-name="Default" style:data-style-name="N84">
      <style:table-cell-properties style:diagonal-bl-tr="none" style:diagonal-tl-br="none" fo:border="none" fo:padding="0.071cm" style:rotation-align="none"/>
    </style:style>
    <style:style style:name="ce43"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4" style:family="table-cell" style:parent-style-name="Default">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glyph-orientation-vertical="0" fo:background-color="#00ff0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6" style:family="table-cell" style:parent-style-name="Default">
      <style:table-cell-properties style:glyph-orientation-vertical="0" fo:background-color="#ffff00" style:text-align-source="value-type" style:repeat-content="false" fo:wrap-option="no-wrap"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47" style:family="table-cell" style:parent-style-name="Default" style:data-style-name="N2">
      <style:table-cell-properties fo:border-bottom="2.49pt double-thin #000000" style:border-line-width-bottom="0.018cm 0.053cm 0.018cm" style:diagonal-bl-tr="none" style:diagonal-tl-br="none" fo:border-left="none" fo:padding="0.071cm" fo:border-right="none" style:rotation-align="none" fo:border-top="none"/>
    </style:style>
    <style:style style:name="ce48" style:family="table-cell" style:parent-style-name="Default" style:data-style-name="N2">
      <style:table-cell-properties fo:padding="0.071cm"/>
    </style:style>
    <style:style style:name="ce49" style:family="table-cell" style:parent-style-name="Default" style:data-style-name="N2">
      <style:table-cell-properties style:diagonal-bl-tr="none" style:diagonal-tl-br="none"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0" style:family="table-cell" style:parent-style-name="Default" style:data-style-name="N2">
      <style:table-cell-properties style:diagonal-bl-tr="none" style:diagonal-tl-br="none" fo:background-color="transparent" fo:border="none" fo:padding="0.071cm"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1" style:family="table-cell" style:parent-style-name="Default" style:data-style-name="N2">
      <style:table-cell-properties fo:border-bottom="2.49pt double-thin #000000" style:border-line-width-bottom="0.018cm 0.053cm 0.018cm" style:diagonal-bl-tr="none" style:diagonal-tl-br="none" fo:background-color="transparent" fo:border-left="none" fo:padding="0.071cm" fo:border-right="none" style:rotation-align="none" fo:border-top="0.74pt solid #000000"/>
    </style:style>
  </office:automatic-styles>
  <office:body>
    <office:spreadsheet>
      <table:calculation-settings table:automatic-find-labels="false" table:use-regular-expressions="false" table:use-wildcards="true"/>
      <table:table table:name="SUMMARY" table:style-name="ta1">
        <table:table-column table:style-name="co1" table:default-cell-style-name="ce38"/>
        <table:table-column table:style-name="co1" table:default-cell-style-name="ce35"/>
        <table:table-column table:style-name="co2" table:default-cell-style-name="ce40"/>
        <table:table-column table:style-name="co3" table:default-cell-style-name="ce40"/>
        <table:table-column table:style-name="co1" table:default-cell-style-name="ce35"/>
        <table:table-column table:style-name="co3" table:default-cell-style-name="ce49"/>
        <table:table-column table:style-name="co1" table:number-columns-repeated="3" table:default-cell-style-name="ce38"/>
        <table:table-column table:style-name="co1" table:default-cell-style-name="ce40"/>
        <table:table-row table:style-name="ro1">
          <table:table-cell table:style-name="ce35" office:value-type="string" calcext:value-type="string">
            <text:p>PETSA</text:p>
          </table:table-cell>
          <table:table-cell table:style-name="ce42" office:value-type="date" office:date-value="2020-03-26" calcext:value-type="date">
            <text:p>2020-03-26</text:p>
          </table:table-cell>
          <table:table-cell office:value-type="string" calcext:value-type="string">
            <text:p>THURSDAY</text:p>
          </table:table-cell>
          <table:table-cell/>
          <table:table-cell table:style-name="ce40" table:number-columns-repeated="5"/>
          <table:table-cell/>
        </table:table-row>
        <table:table-row table:style-name="ro1">
          <table:table-cell table:style-name="ce36" office:value-type="string" calcext:value-type="string">
            <text:p>CASH</text:p>
          </table:table-cell>
          <table:table-cell table:style-name="ce36" office:value-type="string" calcext:value-type="string">
            <text:p>STORED</text:p>
          </table:table-cell>
          <table:table-cell table:style-name="ce36" office:value-type="string" calcext:value-type="string">
            <text:p>COINS</text:p>
          </table:table-cell>
          <table:table-cell table:style-name="ce36" office:value-type="string" calcext:value-type="string">
            <text:p>ACTUAL TOTAL</text:p>
          </table:table-cell>
          <table:table-cell table:style-name="ce40" table:number-columns-repeated="2"/>
          <table:table-cell table:style-name="ce36" office:value-type="string" calcext:value-type="string">
            <text:p>PF</text:p>
          </table:table-cell>
          <table:table-cell table:style-name="ce36" office:value-type="string" calcext:value-type="string">
            <text:p>COUNT</text:p>
          </table:table-cell>
          <table:table-cell table:style-name="ce36" office:value-type="string" calcext:value-type="string">
            <text:p>NET PF</text:p>
          </table:table-cell>
          <table:table-cell/>
        </table:table-row>
        <table:table-row table:style-name="ro1">
          <table:table-cell table:number-columns-repeated="3" table:style-name="ce37" office:value-type="float" office:value="0" calcext:value-type="float">
            <text:p>0.00</text:p>
          </table:table-cell>
          <table:table-cell table:style-name="ce47" table:formula="of:=SUM([.A3:.C3])" office:value-type="float" office:value="0" calcext:value-type="float">
            <text:p>0.00</text:p>
          </table:table-cell>
          <table:table-cell office:value-type="float" office:value="1" calcext:value-type="float">
            <text:p>1</text:p>
          </table:table-cell>
          <table:table-cell office:value-type="string" calcext:value-type="string">
            <text:p>DR. PEDRO</text:p>
          </table:table-cell>
          <table:table-cell table:number-columns-repeated="3" office:value-type="float" office:value="0" calcext:value-type="float">
            <text:p>0.00</text:p>
          </table:table-cell>
          <table:table-cell/>
        </table:table-row>
        <table:table-row table:style-name="ro1">
          <table:table-cell table:style-name="ce35" office:value-type="string" calcext:value-type="string">
            <text:p>CASH OUT</text:p>
          </table:table-cell>
          <table:table-cell table:style-name="ce38" office:value-type="float" office:value="0" calcext:value-type="float">
            <text:p>0.00</text:p>
          </table:table-cell>
          <table:table-cell table:number-columns-repeated="2"/>
          <table:table-cell office:value-type="float" office:value="2" calcext:value-type="float">
            <text:p>2</text:p>
          </table:table-cell>
          <table:table-cell office:value-type="string" calcext:value-type="string">
            <text:p>X-RA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number-columns-repeated="2"/>
          <table:table-cell office:value-type="float" office:value="3" calcext:value-type="float">
            <text:p>3</text:p>
          </table:table-cell>
          <table:table-cell office:value-type="string" calcext:value-type="string">
            <text:p>MEDICIN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R. PETER</text:p>
          </table:table-cell>
          <table:table-cell table:number-columns-repeated="2"/>
          <table:table-cell office:value-type="float" office:value="4" calcext:value-type="float">
            <text:p>4</text:p>
          </table:table-cell>
          <table:table-cell office:value-type="string" calcext:value-type="string">
            <text:p>NON-MED</text:p>
          </table:table-cell>
          <table:table-cell table:number-columns-repeated="3" office:value-type="float" office:value="0" calcext:value-type="float">
            <text:p>0.00</text:p>
          </table:table-cell>
          <table:table-cell/>
        </table:table-row>
        <table:table-row table:style-name="ro1">
          <table:table-cell table:style-name="ce39"/>
          <table:table-cell table:number-columns-repeated="3"/>
          <table:table-cell office:value-type="float" office:value="5" calcext:value-type="float">
            <text:p>5</text:p>
          </table:table-cell>
          <table:table-cell office:value-type="string" calcext:value-type="string">
            <text:p>LAB</text:p>
          </table:table-cell>
          <table:table-cell table:number-columns-repeated="3" office:value-type="float" office:value="0" calcext:value-type="float">
            <text:p>0.00</text:p>
          </table:table-cell>
          <table:table-cell/>
        </table:table-row>
        <table:table-row table:style-name="ro1">
          <table:table-cell table:style-name="ce39"/>
          <table:table-cell table:number-columns-repeated="3"/>
          <table:table-cell office:value-type="float" office:value="6" calcext:value-type="float">
            <text:p>6</text:p>
          </table:table-cell>
          <table:table-cell office:value-type="string" calcext:value-type="string">
            <text:p>SSS</text:p>
          </table:table-cell>
          <table:table-cell table:number-columns-repeated="3" office:value-type="float" office:value="0" calcext:value-type="float">
            <text:p>0.00</text:p>
          </table:table-cell>
          <table:table-cell/>
        </table:table-row>
        <table:table-row table:style-name="ro1">
          <table:table-cell table:style-name="ce40" table:number-columns-repeated="2"/>
          <table:table-cell table:number-columns-repeated="2"/>
          <table:table-cell office:value-type="float" office:value="7" calcext:value-type="float">
            <text:p>7</text:p>
          </table:table-cell>
          <table:table-cell office:value-type="string" calcext:value-type="string">
            <text:p>MINOR</text:p>
          </table:table-cell>
          <table:table-cell table:number-columns-repeated="3" office:value-type="float" office:value="0" calcext:value-type="float">
            <text:p>0.00</text:p>
          </table:table-cell>
          <table:table-cell/>
        </table:table-row>
        <table:table-row table:style-name="ro1">
          <table:table-cell table:style-name="ce40" table:number-columns-repeated="2"/>
          <table:table-cell table:number-columns-repeated="2"/>
          <table:table-cell office:value-type="float" office:value="8" calcext:value-type="float">
            <text:p>8</text:p>
          </table:table-cell>
          <table:table-cell office:value-type="string" calcext:value-type="string">
            <text:p>DR. REJUSO</text:p>
          </table:table-cell>
          <table:table-cell table:number-columns-repeated="3" office:value-type="float" office:value="0" calcext:value-type="float">
            <text:p>0.00</text:p>
          </table:table-cell>
          <table:table-cell/>
        </table:table-row>
        <table:table-row table:style-name="ro1">
          <table:table-cell table:style-name="ce41" office:value-type="float" office:value="0" calcext:value-type="float">
            <text:p>0.00</text:p>
          </table:table-cell>
          <table:table-cell table:style-name="ce43" office:value-type="string" calcext:value-type="string">
            <text:p>TOTAL</text:p>
          </table:table-cell>
          <table:table-cell table:number-columns-repeated="2"/>
          <table:table-cell office:value-type="float" office:value="9" calcext:value-type="float">
            <text:p>9</text:p>
          </table:table-cell>
          <table:table-cell office:value-type="string" calcext:value-type="string">
            <text:p>DR. ESPINOSA</text:p>
          </table:table-cell>
          <table:table-cell table:number-columns-repeated="3" office:value-type="float" office:value="0" calcext:value-type="float">
            <text:p>0.00</text:p>
          </table:table-cell>
          <table:table-cell/>
        </table:table-row>
        <table:table-row table:style-name="ro1">
          <table:table-cell table:style-name="ce35" office:value-type="string" calcext:value-type="string">
            <text:p>COUNT</text:p>
          </table:table-cell>
          <table:table-cell table:style-name="ce40"/>
          <table:table-cell table:number-columns-repeated="2"/>
          <table:table-cell office:value-type="float" office:value="10" calcext:value-type="float">
            <text:p>10</text:p>
          </table:table-cell>
          <table:table-cell office:value-type="string" calcext:value-type="string">
            <text:p>DR. DELA PAZ</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X-RAY</text:p>
          </table:table-cell>
          <table:table-cell table:style-name="ce38" office:value-type="float" office:value="0" calcext:value-type="float">
            <text:p>0.00</text:p>
          </table:table-cell>
          <table:table-cell table:style-name="ce35" office:value-type="string" calcext:value-type="string">
            <text:p>#LT PATIENT</text:p>
          </table:table-cell>
          <table:table-cell office:value-type="float" office:value="11" calcext:value-type="float">
            <text:p>11</text:p>
          </table:table-cell>
          <table:table-cell office:value-type="string" calcext:value-type="string">
            <text:p>DR. LASAM</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FX</text:p>
          </table:table-cell>
          <table:table-cell table:style-name="ce38" office:value-type="float" office:value="0" calcext:value-type="float">
            <text:p>0.00</text:p>
          </table:table-cell>
          <table:table-cell table:style-name="ce35" office:value-type="string" calcext:value-type="string">
            <text:p>#NEW PATIENT</text:p>
          </table:table-cell>
          <table:table-cell office:value-type="float" office:value="12" calcext:value-type="float">
            <text:p>12</text:p>
          </table:table-cell>
          <table:table-cell office:value-type="string" calcext:value-type="string">
            <text:p>DR. BALCE</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LAB</text:p>
          </table:table-cell>
          <table:table-cell table:style-name="ce38" office:value-type="float" office:value="0" calcext:value-type="float">
            <text:p>0.00</text:p>
          </table:table-cell>
          <table:table-cell table:style-name="ce35" office:value-type="string" calcext:value-type="string">
            <text:p>#NC PATIENT</text:p>
          </table:table-cell>
          <table:table-cell office:value-type="float" office:value="13" calcext:value-type="float">
            <text:p>13</text:p>
          </table:table-cell>
          <table:table-cell office:value-type="string" calcext:value-type="string">
            <text:p>PHOTOCOPY</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DEXA (DR. PETER)</text:p>
          </table:table-cell>
          <table:table-cell table:number-columns-repeated="2"/>
          <table:table-cell office:value-type="float" office:value="14" calcext:value-type="float">
            <text:p>14</text:p>
          </table:table-cell>
          <table:table-cell office:value-type="string" calcext:value-type="string">
            <text:p>DR. PETER</text:p>
          </table:table-cell>
          <table:table-cell table:number-columns-repeated="3" office:value-type="float" office:value="0" calcext:value-type="float">
            <text:p>0.00</text:p>
          </table:table-cell>
          <table:table-cell/>
        </table:table-row>
        <table:table-row table:style-name="ro1">
          <table:table-cell office:value-type="float" office:value="0" calcext:value-type="float">
            <text:p>0.00</text:p>
          </table:table-cell>
          <table:table-cell office:value-type="string" calcext:value-type="string">
            <text:p>#PRIVATE (ALL MEDICAL DOCTORS)</text:p>
          </table:table-cell>
          <table:table-cell table:number-columns-repeated="2"/>
          <table:table-cell office:value-type="float" office:value="15" calcext:value-type="float">
            <text:p>15</text:p>
          </table:table-cell>
          <table:table-cell office:value-type="string" calcext:value-type="string">
            <text:p>GLUCOSAMINE</text:p>
          </table:table-cell>
          <table:table-cell table:number-columns-repeated="3" office:value-type="float" office:value="0" calcext:value-type="float">
            <text:p>0.00</text:p>
          </table:table-cell>
          <table:table-cell office:value-type="string" calcext:value-type="string">
            <text:p>+CALCIUM</text:p>
          </table:table-cell>
        </table:table-row>
        <table:table-row table:style-name="ro1">
          <table:table-cell table:style-name="ce40" table:number-columns-repeated="2"/>
          <table:table-cell table:number-columns-repeated="2"/>
          <table:table-cell office:value-type="float" office:value="16" calcext:value-type="float">
            <text:p>16</text:p>
          </table:table-cell>
          <table:table-cell office:value-type="string" calcext:value-type="string">
            <text:p>12% VAT</text:p>
          </table:table-cell>
          <table:table-cell table:number-columns-repeated="3" office:value-type="float" office:value="0" calcext:value-type="float">
            <text:p>0.00</text:p>
          </table:table-cell>
          <table:table-cell/>
        </table:table-row>
        <table:table-row table:style-name="ro1">
          <table:table-cell table:style-name="ce42" office:value-type="date" office:date-value="2020-03-25" calcext:value-type="date">
            <text:p>2020-03-25</text:p>
          </table:table-cell>
          <table:table-cell table:style-name="ce44" office:value-type="string" calcext:value-type="string">
            <text:p>WEDNESDAY</text:p>
          </table:table-cell>
          <table:table-cell table:style-name="ce45" office:value-type="string" calcext:value-type="string">
            <text:p>PREV TOTAL</text:p>
          </table:table-cell>
          <table:table-cell table:style-name="ce48" office:value-type="float" office:value="0" calcext:value-type="float">
            <text:p>0.00</text:p>
          </table:table-cell>
          <table:table-cell table:style-name="ce39"/>
          <table:table-cell table:style-name="ce50" office:value-type="string" calcext:value-type="string">
            <text:p>TOTAL</text:p>
          </table:table-cell>
          <table:table-cell table:style-name="ce51" table:formula="of:=SUM([.G3:.G18])" office:value-type="float" office:value="0" calcext:value-type="float">
            <text:p>0.00</text:p>
          </table:table-cell>
          <table:table-cell table:style-name="ce39" table:number-columns-repeated="3"/>
        </table:table-row>
        <table:table-row table:style-name="ro1">
          <table:table-cell table:style-name="ce39" table:number-columns-repeated="2"/>
          <table:table-cell table:style-name="ce46" office:value-type="string" calcext:value-type="string">
            <text:p>GRAND TOTAL</text:p>
          </table:table-cell>
          <table:table-cell table:style-name="ce41" table:formula="of:=[.G19]+[.D19]-[.B4]-[.A11]" office:value-type="float" office:value="0" calcext:value-type="float">
            <text:p>0.00</text:p>
          </table:table-cell>
          <table:table-cell table:style-name="ce39" table:number-columns-repeated="6"/>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en" fo:country="US" style:font-name-asian="Microsoft YaHei" style:language-asian="zh" style:country-asian="CN" style:font-name-complex="Mangal" style:language-complex="hi" style:country-complex="IN"/>
    </style:default-style>
    <number:number-style style:name="N0">
      <number:number number:min-integer-digits="1"/>
    </number:number-style>
    <number:number-style style:name="N112P0" style:volatile="true">
      <number:text>$</number:text>
      <number:number number:decimal-places="0" loext:min-decimal-places="0" number:min-integer-digits="1" number:grouping="true"/>
      <number:text> </number:text>
    </number:number-style>
    <number:number-style style:name="N112">
      <number:text>($</number:text>
      <number:number number:decimal-places="0" loext:min-decimal-places="0" number:min-integer-digits="1" number:grouping="true"/>
      <number:text>)</number:text>
      <style:map style:condition="value()&gt;=0" style:apply-style-name="N112P0"/>
    </number:number-style>
    <number:number-style style:name="N113P0" style:volatile="true">
      <number:text>$</number:text>
      <number:number number:decimal-places="0" loext:min-decimal-places="0" number:min-integer-digits="1" number:grouping="true"/>
      <number:text> </number:text>
    </number:number-style>
    <number:number-style style:name="N113">
      <style:text-properties fo:color="#ff0000"/>
      <number:text>($</number:text>
      <number:number number:decimal-places="0" loext:min-decimal-places="0" number:min-integer-digits="1" number:grouping="true"/>
      <number:text>)</number:text>
      <style:map style:condition="value()&gt;=0" style:apply-style-name="N113P0"/>
    </number:number-style>
    <number:number-style style:name="N115P0" style:volatile="true">
      <number:text>$</number:text>
      <number:number number:decimal-places="2" loext:min-decimal-places="2" number:min-integer-digits="1" number:grouping="true"/>
      <number:text> </number:text>
    </number:number-style>
    <number:number-style style:name="N115">
      <number:text>($</number:text>
      <number:number number:decimal-places="2" loext:min-decimal-places="2" number:min-integer-digits="1" number:grouping="true"/>
      <number:text>)</number:text>
      <style:map style:condition="value()&gt;=0" style:apply-style-name="N115P0"/>
    </number:number-style>
    <number:number-style style:name="N116P0" style:volatile="true">
      <number:text>$</number:text>
      <number:number number:decimal-places="2" loext:min-decimal-places="2" number:min-integer-digits="1" number:grouping="true"/>
      <number:text> </number:text>
    </number:number-style>
    <number:number-style style:name="N116">
      <style:text-properties fo:color="#ff0000"/>
      <number:text>($</number:text>
      <number:number number:decimal-places="2" loext:min-decimal-places="2" number:min-integer-digits="1" number:grouping="true"/>
      <number:text>)</number:text>
      <style:map style:condition="value()&gt;=0" style:apply-style-name="N116P0"/>
    </number:number-style>
    <number:number-style style:name="N120P0" style:volatile="true">
      <loext:text> </loext:text>
      <loext:fill-character> </loext:fill-character>
      <number:number number:decimal-places="0" loext:min-decimal-places="0" number:min-integer-digits="1" number:grouping="true"/>
      <number:text> </number:text>
    </number:number-style>
    <number:number-style style:name="N120P1" style:volatile="true">
      <loext:text> </loext:text>
      <loext:fill-character> </loext:fill-character>
      <number:text>(</number:text>
      <number:number number:decimal-places="0" loext:min-decimal-places="0" number:min-integer-digits="1" number:grouping="true"/>
      <number:text>)</number:text>
    </number:number-style>
    <number:number-style style:name="N120P2" style:volatile="true">
      <loext:text> </loext:text>
      <loext:fill-character> </loext:fill-character>
      <number:text>- </number:text>
    </number:number-style>
    <number:text-style style:name="N120">
      <number:text> </number:text>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loext:text> $</loext:text>
      <loext:fill-character> </loext:fill-character>
      <number:number number:decimal-places="0" loext:min-decimal-places="0" number:min-integer-digits="1" number:grouping="true"/>
      <number:text> </number:text>
    </number:number-style>
    <number:number-style style:name="N124P1" style:volatile="true">
      <loext:text> $</loext:text>
      <loext:fill-character> </loext:fill-character>
      <number:text>(</number:text>
      <number:number number:decimal-places="0" loext:min-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loext:text>
      <loext:fill-character> </loext:fill-character>
      <number:number number:decimal-places="2" loext:min-decimal-places="2" number:min-integer-digits="1" number:grouping="true"/>
      <number:text> </number:text>
    </number:number-style>
    <number:number-style style:name="N128P1" style:volatile="true">
      <loext:text> </loext:text>
      <loext:fill-character> </loext:fill-character>
      <number:text>(</number:text>
      <number:number number:decimal-places="2" loext:min-decimal-places="2" number:min-integer-digits="1" number:grouping="true"/>
      <number:text>)</number:text>
    </number:number-style>
    <number:number-style style:name="N128P2" style:volatile="true">
      <loext:text> </loext:text>
      <loext:fill-character> </loext:fill-character>
      <number:text>-</number:text>
      <number:number number:decimal-places="0" loext:min-decimal-places="0" number:min-integer-digits="0"/>
      <number:text> </number:text>
    </number:number-style>
    <number:text-style style:name="N128">
      <number:text> </number:text>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text> $</loext:text>
      <loext:fill-character> </loext:fill-character>
      <number:number number:decimal-places="2" loext:min-decimal-places="2" number:min-integer-digits="1" number:grouping="true"/>
      <number:text> </number:text>
    </number:number-style>
    <number:number-style style:name="N132P1" style:volatile="true">
      <loext:text> $</loext:text>
      <loext:fill-character> </loext:fill-character>
      <number:text>(</number:text>
      <number:number number:decimal-places="2" loext:min-decimal-places="2" number:min-integer-digits="1" number:grouping="true"/>
      <number:text>)</number:text>
    </number:number-style>
    <number:number-style style:name="N132P2" style:volatile="true">
      <loext:text> $</loext:text>
      <loext:fill-character> </loext:fill-character>
      <number:text>-</number:text>
      <number:number number:decimal-places="0" loext:min-decimal-places="0" number:min-integer-digits="0"/>
      <number:text> </number:text>
    </number:number-style>
    <number:text-style style:name="N132">
      <number:text> </number:text>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loext:min-decimal-places="1" number:min-integer-digits="1" number:min-exponent-digits="1" loext:exponent-interval="3" loext:forced-exponent-sign="true"/>
    </number:number-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style:text-properties fo:color="#ff0000"/>
      <number:text>(</number:text>
      <number:number number:decimal-places="0" loext:min-decimal-places="0" number:min-integer-digits="1" number:grouping="true"/>
      <number:text>)</number:text>
      <style:map style:condition="value()&gt;=0" style:apply-style-name="N10131P0"/>
    </number:number-style>
    <number:number-style style:name="N10133P0" style:volatile="true" number:language="en" number:country="US">
      <number:number number:decimal-places="2" loext:min-decimal-places="2" number:min-integer-digits="1" number:grouping="true"/>
      <number:text> </number:text>
    </number:number-style>
    <number:number-style style:name="N10133" number:language="en" number:country="US">
      <style:text-properties fo:color="#ff0000"/>
      <number:text>(</number:text>
      <number:number number:decimal-places="2" loext:min-decimal-places="2" number:min-integer-digits="1" number:grouping="true"/>
      <number:text>)</number:text>
      <style:map style:condition="value()&gt;=0" style:apply-style-name="N10133P0"/>
    </number:number-style>
    <number:currency-style style:name="N10135P0" style:volatile="true" number:language="en" number:country="US">
      <number:currency-symbol/>
      <number:number number:decimal-places="0" loext:min-decimal-places="0" number:min-integer-digits="1" number:grouping="true"/>
      <number:text> </number:text>
    </number:currency-style>
    <number:currency-style style:name="N10135" number:language="en" number:country="US">
      <number:text>(</number:text>
      <number:currency-symbol/>
      <number:number number:decimal-places="0" loext:min-decimal-places="0" number:min-integer-digits="1" number:grouping="true"/>
      <number:text>)</number:text>
      <style:map style:condition="value()&gt;=0" style:apply-style-name="N10135P0"/>
    </number:currency-style>
    <number:currency-style style:name="N10136P0" style:volatile="true" number:language="en" number:country="US">
      <number:currency-symbol/>
      <number:number number:decimal-places="0" loext:min-decimal-places="0" number:min-integer-digits="1" number:grouping="true"/>
      <number:text> </number:text>
    </number:currency-style>
    <number:currency-style style:name="N10136"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6P0"/>
    </number:currency-style>
    <number:currency-style style:name="N10138P0" style:volatile="true" number:language="en" number:country="US">
      <number:currency-symbol/>
      <number:number number:decimal-places="2" loext:min-decimal-places="2" number:min-integer-digits="1" number:grouping="true"/>
      <number:text> </number:text>
    </number:currency-style>
    <number:currency-style style:name="N10138" number:language="en" number:country="US">
      <number:text>(</number:text>
      <number:currency-symbol/>
      <number:number number:decimal-places="2" loext:min-decimal-places="2" number:min-integer-digits="1" number:grouping="true"/>
      <number:text>)</number:text>
      <style:map style:condition="value()&gt;=0" style:apply-style-name="N10138P0"/>
    </number:currency-style>
    <number:currency-style style:name="N10139P0" style:volatile="true" number:language="en" number:country="US">
      <number:currency-symbol/>
      <number:number number:decimal-places="2" loext:min-decimal-places="2" number:min-integer-digits="1" number:grouping="true"/>
      <number:text> </number:text>
    </number:currency-style>
    <number:currency-style style:name="N10139"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39P0"/>
    </number:currency-style>
    <style:style style:name="Default" style:family="table-cell">
      <style:table-cell-properties fo:padding="0.071cm" style:rotation-align="none"/>
      <style:text-properties fo:color="#000000" style:font-name="Calibri" fo:font-family="Calibri" style:font-family-generic="swiss" style:font-pitch="variable"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8-04">00-00-0000</text:date>, <text:time style:data-style-name="N2" text:time-value="09:00:04.060043357">00:00:00</text:time></text:p>
        </style:region-right>
      </style:header>
      <style:header-left style:display="false"/>
      <style:footer>
        <text:p>Page <text:page-number>1</text:page-number><text:s/>/ <text:page-count>99</text:page-count></text:p>
      </style:footer>
      <style:footer-left style:display="false"/>
    </style:master-page>
    <style:master-page style:name="PageStyle_5f_SUMMARY" style:display-name="PageStyle_SUMMARY"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5-10T08:01:42.369000000</meta:creation-date>
    <dc:date>2020-08-04T09:00:34.892156040</dc:date>
    <meta:editing-duration>P1DT19M15S</meta:editing-duration>
    <meta:editing-cycles>1014</meta:editing-cycles>
    <meta:generator>LibreOffice/6.4.4.2$Linux_X86_64 LibreOffice_project/40$Build-2</meta:generator>
    <meta:document-statistic meta:table-count="1" meta:cell-count="128" meta:object-count="0"/>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Sub autoImportSalesReportFromCashier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200523
' @date updated: 20200804

  GlobalScope.BasicLibraries.loadLibrary("Tools")
  Dim Prop(1) as New com.sun.star.beans.PropertyValue
  Dim saveAsODSArgs(1) as new com.sun.star.beans.PropertyValue
  Dim oNumberFormats As Object
  Dim oLocalSettings As New com.sun.star.lang.Locale
  Dim lKey as long 

  Dim sInputPath As String
  Dim summaryReportWorksheet

  dispatcher = createUnoService("com.sun.star.frame.DispatchHelper")
     
  inputWorkbook = ThisComponent

  sDateToday = Format(Now(), "yyyy-mm-dd")
  iDateTodayDay = Weekday(Now())

  'note: variation in Date Format in LUBUNTU
  'example: 08-03-2020 09:31:45 
  sDateToday = Split(sDateToday, " ")(0)
  sDateTodayMonth = Split(sDateToday, "-")(0)
  sDateTodayDay = Split(sDateToday, "-")(1)
  sDateTodayYear = Split(sDateToday, "-")(2)  
  sDateToday = sDateTodayYear &amp; "-" &amp; sDateTodayMonth &amp; "-" &amp; sDateTodayDay
            
  'Msgbox(sDateToday)
  
  sOutputPath  = DirectoryNameoutofPath(inputWorkbook.getURL(),"/")
  sOutputWorkbookFilename = sOutputPath  &amp; "/" &amp; "moscReportForTheDay" &amp; sDateToday &amp; ".ods"

  If Not FileExists(sOutputPath) Then
    MkDir(sOutputPath)
  End If

  outputWorkbook = ThisComponent

  sFileName = FileNameoutofPath(inputWorkbook.getURL(),"/")

  saveAsODSArgs(0).Name = "URL"
  saveAsODSArgs(0).Value = sOutputWorkbookFilename
  saveAsODSArgs(1).Name = "FilterName"
  saveAsODSArgs(1).Value = "writer8"
         
  If InStr(sFileName, sDateToday) Then
  Else	
	If Dir(sOutputWorkbookFilename) &lt;&gt; "" Then
		'note: the workbook is already open
	Else
'	  saveAsODSArgs(0).Name = "URL"
'	  saveAsODSArgs(0).Value = sOutputWorkbookFilename
'	  saveAsODSArgs(1).Name = "FilterName"
'	  saveAsODSArgs(1).Value = "writer8"
			
	  dispatcher.executeDispatch(ThisComponent.CurrentController.Frame, ".uno:SaveAs", "", 0, saveAsODSArgs())
	End If
  End If
    
  summaryReportWorksheet = outputWorkbook.Sheets.getByName("SUMMARY")

  'update file location
  'sInputPath = sOutputPath
  'sInputPath = "D:\Usbong\MOSC\Forms\Information Desk\output\cashier\"
  sInputPath = "/home/unit_member/Documents/Accounting/Cashier/output/"
   
  'sInputFilename = sInputPath &amp; sReportFromInformationDeskWorksheetName &amp; ".csv" '".txt"
   sInputFilenameMedicine = sInputPath &amp; "medicine" &amp; sDateToday &amp; ".txt"
   sInputFilenameMedicineAsterisk = sInputPath &amp; "medicineAsterisk" &amp; sDateToday &amp; ".txt"
   sInputFilenameNonMedicine = sInputPath &amp; "nonMedicine" &amp; sDateToday &amp; ".txt"
   sInputFilenameXRay = sInputPath &amp; "xRay" &amp; sDateToday &amp; ".txt"
   sInputFilenameLab = sInputPath &amp; "lab" &amp; sDateToday &amp; ".txt"
   sInputFilenameVATForNonMedicine = sInputPath &amp; "VATForNonMedicine" &amp; sDateToday &amp; ".txt"
            
   sInputFilenameSysonPedro = sInputPath &amp; "SYSON,PEDRO" &amp; sDateToday &amp; ".txt"
   sInputFilenameSysonPeter = sInputPath &amp; "SYSON,PETER" &amp; sDateToday &amp; ".txt"
   sInputFilenameRejusoChastityAmor = sInputPath &amp; "REJUSO,CHASTITYAMOR" &amp; sDateToday &amp; ".txt"
   sInputFilenameDelaPazRodil = sInputPath &amp; "DELAPAZ,RODIL" &amp; sDateToday &amp; ".txt"
   sInputFilenameLasamHonesto = sInputPath &amp; "LASAM,HONESTO" &amp; sDateToday &amp; ".txt"
   sInputFilenameBalceGraciaCielo = sInputPath &amp; "BALCE,GRACIACIELO" &amp; sDateToday &amp; ".txt"
                      
   FileNames = Array(sInputFilenameMedicine, sInputFilenameMedicineAsterisk, sInputFilenameNonMedicine, sInputFilenameXRay, sInputFilenameLab, sInputFilenameSysonPedro, sInputFilenameSysonPeter, sInputFilenameRejusoChastityAmor, sInputFilenameDelaPazRodil, sInputFilenameLasamHonesto, sInputFilenameBalceGraciaCielo, sInputFilenameVATForNonMedicine)

   'TO-DO: -add: this       
   'Call autoFormatSummaryReport
   20
   'TO-DO: -add: this       
   'ActiveWindow.Zoom = 80

   RowCountOutput = 1
    
    'Loop over all the files selected by the user and import them as new worksheets
    For Each Filename In FileNames
        'Msgbox("Filename: " &amp; Filename)

        If Not FileExists(Filename) Then
        Else
            'Open, read, copy, and paste the contents of the .txt JSON file into worksheet
            RowCount = 1 'input
            RowCountOffSet = 1
            Open Filename For Input As #1
                Do Until EOF(1)
                    sText = ""
                    Line Input #1, textLine
                                        
                        'TO-DO: -read and write the values from the JSON input files
                        sText = sText &amp; textLine
                        'MsgBox ("text: " &amp; sText)
                        
                        textLineColumnArray = Split(sText, ",")                  

                        If (InStr(UCase(Filename), ",") &lt;&gt; 0) Then 'MEDICAL DOCTOR
                            'iFeeTotalCount = CInt(Split(textLineColumnArray(0), ":")(1))
                            dFeeTotalCount = CDbl(Split(textLineColumnArray(0), ":")(1))
                            iQuantityTotalCount = CInt(Replace(Split(textLineColumnArray(1), ":")(1), ",", ""))
                            'iNetFeeTotalCount = CInt(Replace(Split(textLineColumnArray(2), ":")(1), ",", ""))
                            dNetFeeTotalCount = CDbl(Replace(Split(textLineColumnArray(2), ":")(1), ",", ""))
                        
                            iDexaQuantityTotalCount = CInt(Replace(Split(textLineColumnArray(3), ":")(1), ",", ""))
                            iPrivateQuantityTotalCount = CInt(Replace(Split(textLineColumnArray(4), ":")(1), ",", ""))
                            iNoChargeQuantityTotalCount = CInt(Replace(Split(textLineColumnArray(5), ":")(1), "}]", ""))
                        Else
                            'iFeeTotalCount = CInt(Split(textLineColumnArray(0), ":")(1))
                            dFeeTotalCount = CDbl(Split(textLineColumnArray(0), ":")(1))
                            
                            'iQuantityTotalCount = CInt(Replace(Split(textLineColumnArray(1), ":")(1), "}]", ""))
                            iQuantityTotalCount = CInt(Replace(Split(textLineColumnArray(1), ":")(1), ",", ""))
                            'iNetFeeTotalCount = CInt(Replace(Split(textLineColumnArray(2), ":")(1), "}]", ""))
                            dNetFeeTotalCount = CDbl(Replace(Split(textLineColumnArray(2), ":")(1), "}]", ""))
                        End If

'                        MsgBox ("iFeeTotalCount: " &amp; iFeeTotalCount)
'                        MsgBox ("iQuantityTotalCount: " &amp; iQuantityTotalCount)
                                                
                        'write the values in SUMMARY REPORT worksheet
                        'note: we verify "\MEDICINEASTERISK" before "\MEDICINE"
                        If (InStr(UCase(Filename), "/MEDICINEASTERISK") &lt;&gt; 0) Then                        
						    'Note: Cell A1; where: ...getCellByPosition(iColumnCount, iRowCount)
							summaryReportWorksheet.getCellByPosition(6, 16).Value = dFeeTotalCount
							summaryReportWorksheet.getCellByPosition(8, 16).Value = dFeeTotalCount
							summaryReportWorksheet.getCellByPosition(7, 16).Value = iQuantityTotalCount
                            
							summaryReportWorksheet.getCellByPosition(0, 9).Value = dFeeTotalCount
                        ElseIf (InStr(UCase(Filename), "/MEDICINE") &lt;&gt; 0) Then
						    'Note: Cell A1; where: ...getCellByPosition(iColumnCount, iRowCount)
							summaryReportWorksheet.getCellByPosition(6, 4).Value = dFeeTotalCount
							summaryReportWorksheet.getCellByPosition(8, 4).Value = dFeeTotalCount
							summaryReportWorksheet.getCellByPosition(7, 4).Value = iQuantityTotalCount
                        ElseIf (InStr(UCase(Filename), "/NONMEDICINE") &lt;&gt; 0) Then
						    'Note: Cell A1; where: ...getCellByPosition(iColumnCount, iRowCount)
							summaryReportWorksheet.getCellByPosition(6, 5).Value = dFeeTotalCount
							summaryReportWorksheet.getCellByPosition(8, 5).Value = dFeeTotalCount
							summaryReportWorksheet.getCellByPosition(7, 5).Value = iQuantityTotalCount
                        ElseIf (InStr(UCase(Filename), "/XRAY") &lt;&gt; 0) Then
						    'Note: Cell A1; where: ...getCellByPosition(iColumnCount, iRowCount)
							summaryReportWorksheet.getCellByPosition(6, 3).Value = dFeeTotalCount
							summaryReportWorksheet.getCellByPosition(8, 3).Value = dFeeTotalCount
							summaryReportWorksheet.getCellByPosition(7, 3).Value = iQuantityTotalCount

							summaryReportWorksheet.getCellByPosition(0, 12).Value = iQuantityTotalCount
                        ElseIf (InStr(UCase(Filename), "/LAB") &lt;&gt; 0) Then
						    'Note: Cell A1; where: ...getCellByPosition(iColumnCount, iRowCount)
							summaryReportWorksheet.getCellByPosition(6, 6).Value = dFeeTotalCount
							summaryReportWorksheet.getCellByPosition(8, 6).Value = dFeeTotalCount
							summaryReportWorksheet.getCellByPosition(7, 6).Value = iQuantityTotalCount

							summaryReportWorksheet.getCellByPosition(0,14).Value = iQuantityTotalCount
                        'TO-DO: -update: this
                        ElseIf (InStr(UCase(Filename), "PEDRO") &lt;&gt; 0) Then
						    'Note: Cell A1; where: ...getCellByPosition(iColumnCount, iRowCount)
							summaryReportWorksheet.getCellByPosition(6, 2).Value = dFeeTotalCount
							summaryReportWorksheet.getCellByPosition(8, 2).Value = dNetFeeTotalCount
							summaryReportWorksheet.getCellByPosition(7, 2).Value = iQuantity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PETER") &lt;&gt; 0) Then
						    'Note: Cell A1; where: ...getCellByPosition(iColumnCount, iRowCount)
							summaryReportWorksheet.getCellByPosition(6, 15).Value = dFeeTotalCount
							summaryReportWorksheet.getCellByPosition(8, 15).Value = dNetFeeTotalCount
							summaryReportWorksheet.getCellByPosition(7, 15).Value = iQuantityTotalCount

                            summaryReportWorksheet.getCellByPosition(0, 5).Value = dNetFeeTotalCount

							summaryReportWorksheet.getCellByPosition(0,15).Value = iDexaQuantityTotalCount
							summaryReportWorksheet.getCellByPosition(0,16).Value = iPrivateQuantityTotalCount

							summaryReportWorksheet.getCellByPosition(2,14).Value = CInt(summaryReportWorksheet.getCellByPosition(2,14).Value) + iNoChargeQuantityTotalCount
                        ElseIf (InStr(UCase(Filename), "CHASTITY") &lt;&gt; 0) Then
 						    'Note: Cell A1; where: ...getCellByPosition(iColumnCount, iRowCount)
							summaryReportWorksheet.getCellByPosition(6, 9).Value = dFeeTotalCount
							summaryReportWorksheet.getCellByPosition(8, 9).Value = dNetFeeTotalCount
							summaryReportWorksheet.getCellByPosition(7, 9).Value = iQuantityTotalCount

                            summaryReportWorksheet.getCellByPosition(0, 6).Value = dNetFeeTotalCount

							'edited by Mike, 20200804
							'MON
							if (iDateTodayDay=2) Then
								oNumberFormats = ThisComponent.numberFormats
								lKey = oNumberFormats.queryKey("0.00", oLocalSettings , true)
								summaryReportWorksheet.getCellByPosition(0, 6).NumberFormat = lKey
							EndIf
							
                            summaryReportWorksheet.getCellByPosition(1, 6).String = "DR. CHASTITY AMOR"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RODIL") &lt;&gt; 0) Then
 						    'Note: Cell A1; where: ...getCellByPosition(iColumnCount, iRowCount)
							summaryReportWorksheet.getCellByPosition(6, 11).Value = dFeeTotalCount
							summaryReportWorksheet.getCellByPosition(8, 11).Value = dNetFeeTotalCount
							summaryReportWorksheet.getCellByPosition(7, 11).Value = iQuantityTotalCount

                            summaryReportWorksheet.getCellByPosition(0, 6).Value = dNetFeeTotalCount

							'edited by Mike, 20200804
							'TUE &amp; THU
							if ((iDateTodayDay=3) or (iDateTodayDay=5)) Then
								oNumberFormats = ThisComponent.numberFormats
								lKey = oNumberFormats.queryKey("0.00", oLocalSettings , true)
								summaryReportWorksheet.getCellByPosition(0, 6).NumberFormat = lKey
							EndIf
							                            
                            summaryReportWorksheet.getCellByPosition(1, 6).String = "DR. RODIL"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HONESTO") &lt;&gt; 0) Then
 						    'Note: Cell A1; where: ...getCellByPosition(iColumnCount, iRowCount)
							summaryReportWorksheet.getCellByPosition(6, 12).Value = dFeeTotalCount
							summaryReportWorksheet.getCellByPosition(8, 12).Value = dNetFeeTotalCount
							summaryReportWorksheet.getCellByPosition(7, 12).Value = iQuantityTotalCount

                            summaryReportWorksheet.getCellByPosition(0, 6).Value = dNetFeeTotalCount

							'edited by Mike, 20200804
							'WED &amp; FRI
							if ((iDateTodayDay=4) or (iDateTodayDay=6)) Then
								oNumberFormats = ThisComponent.numberFormats
								lKey = oNumberFormats.queryKey("0.00", oLocalSettings , true)
								summaryReportWorksheet.getCellByPosition(0, 6).NumberFormat = lKey
							EndIf
							
                            summaryReportWorksheet.getCellByPosition(1, 6).String = "DR. HONESTO"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GRACIA") &lt;&gt; 0) Then
 						    'Note: Cell A1; where: ...getCellByPosition(iColumnCount, iRowCount)
							summaryReportWorksheet.getCellByPosition(6, 13).Value = dFeeTotalCount
							summaryReportWorksheet.getCellByPosition(8, 13).Value = dNetFeeTotalCount
							summaryReportWorksheet.getCellByPosition(7, 13).Value = iQuantityTotalCount

                            summaryReportWorksheet.getCellByPosition(0, 6).Value = dNetFeeTotalCount

							'edited by Mike, 20200804
							'SAT
							if (iDateTodayDay=7) Then
								oNumberFormats = ThisComponent.numberFormats
								lKey = oNumberFormats.queryKey("0.00", oLocalSettings , true)
								summaryReportWorksheet.getCellByPosition(0, 6).NumberFormat = lKey
							EndIf

                            summaryReportWorksheet.getCellByPosition(1, 6).String = "DR. GRACIA"

							'summaryReportWorksheet.getCellByPosition(0,15).Value = iDexaQuantityTotalCount
							summaryReportWorksheet.getCellByPosition(0,16).Value = iPrivateQuantityTotalCount

							summaryReportWorksheet.getCellByPosition(0,16).Value = CInt(summaryReportWorksheet.getCellByPosition(0,16).Value) + iPrivateQuantityTotalCount
							summaryReportWorksheet.getCellByPosition(2,14).Value = CInt(summaryReportWorksheet.getCellByPosition(2,14).Value) + iNoChargeQuantityTotalCount
                        ElseIf (InStr(UCase(Filename), "\VAT") &lt;&gt; 0) Then
 						    'Note: Cell A1; where: ...getCellByPosition(iColumnCount, iRowCount)
							summaryReportWorksheet.getCellByPosition(6, 17).Value = dFeeTotalCount
							summaryReportWorksheet.getCellByPosition(8, 17).Value = dNetFeeTotalCount
							summaryReportWorksheet.getCellByPosition(7, 17).Value = iQuantityTotalCount
                        End If
                Loop
             Close #1
        End If
    Next Filename

  'added by Mike, 20200803
  'position: column, row
  summaryReportWorksheet.getCellByPosition(8, 6).Formula = "=G7" 'LAB
  summaryReportWorksheet.getCellByPosition(8, 7).Formula = "=G8" 'SSS
  summaryReportWorksheet.getCellByPosition(8, 8).Formula = "=G9" 'MINOR
  summaryReportWorksheet.getCellByPosition(8, 14).Formula = "=G15" 'PHOTOCOPY

  'added by Mike, 20200803
  'GLUCOSAMINE SULPHATE &amp; CALCIUM
  oNumberFormats = ThisComponent.numberFormats
  lKey = oNumberFormats.queryKey("0.00", oLocalSettings , true)
  summaryReportWorksheet.getCellByPosition(0, 9).NumberFormat = lKey
  summaryReportWorksheet.getCellByPosition(1, 9).String = "GLUCOSAMINE SULPHATE &amp; CALCIUM"
  summaryReportWorksheet.getCellByPosition(1, 9).CharWeight = com.sun.star.awt.FontWeight.BOLD

  'TOTAL
  oNumberFormats = ThisComponent.numberFormats
  lKey = oNumberFormats.queryKey("0.00", oLocalSettings , true)
  summaryReportWorksheet.getCellByPosition(0, 10).NumberFormat = lKey
  summaryReportWorksheet.getCellByPosition(0, 10).Formula = "=SUM(A5:A10)"

  'identify from left to right the last column used, i.e. used range 
  oCursor = summaryReportWorksheet.createCursor()
  oCursor.gotoEndOfUsedArea(True)
  oColumns = oCursor.getColumns()
  oRows = oCursor.getRows()

  'apply auto-fit to each column
  For i = oColumns.getCount() - 1 To 0 Step -1
      oColumn = oColumns.getByIndex(i)
      oColumn.OptimalWidth = True
  Next i

  'summaryReportWorksheet.getColumns(1).Width = 11 * 1000 * 1000 / 4
  summaryReportWorksheet.getColumns().getByName("B").Width = 11 * 1000 / 4

  'TO-DO: -add: this
  'If (inputWorkbook.Name &lt;&gt; outputWorkbook.Name) Then
  '  inputWorkbook.Close
  'End If

   dispatcher.executeDispatch(ThisComponent.CurrentController.Frame, ".uno:SaveAs", "", 0, saveAsODSArgs())
End Sub

Sub autoExportCurrentWorksheetToCSV()
' Copyright 2018~2020 Usbong Social Systems, Inc.
'
' Licensed under the Apache License, Version 2.0 (the "License"); you may not use this file except in compliance with the License. You ' may obtain a copy of the License at
'
' http://www.apache.org/licenses/LICENSE-2.0
'
' Unless required by applicable law or agreed to in writing, software distributed under the License is distributed on an "AS IS" BASIS, ' WITHOUT WARRANTIES OR CONDITIONS OF ANY KIND, either express or implied. See the License for the specific language governing ' permissions and limitations under the License.
'
' @author: Michael Syson
' @date created: 20181105
' @date updated: 20200803
'
' Input Workbook with Worksheet
' Given:
' 1) Worksheet, "SUMMARY"
'
' Output:
' 1) Tab delimited .txt files of the current Worksheet in the Excel Workbook
' --&gt; If the Workbook's filename is "moscReportForTheDay2020-07-25.xlsm", the output Tab delimited filename would be "moscReportForTheDay2020-07-25Final.csv".
' --&gt; Note the additional keyword, "Final".
'
' Notes:
' 1) We recommend that the input workbook is saved as an Excel Macro-Enabled Workbook, i.e. .xlsm.
' --&gt; Otherwise, you'll need to create and put this set of VBA instructions in the workbook every time.
'
  GlobalScope.BasicLibraries.loadLibrary("Tools")

  Dim Prop(1) as New com.sun.star.beans.PropertyValue
  Dim saveAsCSVArgs(1) as new com.sun.star.beans.PropertyValue

  Dim path As String

  dispatcher = createUnoService("com.sun.star.frame.DispatchHelper")

  myInput = ThisComponent.Sheets.getByName("SUMMARY")

  'update file location
  'sPath = "D:\Usbong\MOSC\Forms\Information Desk\output\cashier\"
  sPath = "/home/unit_member/Documents/Accounting/Cashier/output/"

  sFileName = Split(FileNameoutofPath(ThisComponent.getURL(),"/"),".ods")(0) 
  'delete "Final" if already exists
  sFileName = Split(sFileName,"Final")(0)  &amp; "Final"
  'delete .csv if already exists
  sFileName = Split(sFileName,".csv")(0)  &amp; ".csv"
  
  saveAsCSVArgs(1).Name = "FilterName"
  saveAsCSVArgs(1).Value = "Text - txt - csv (StarCalc)" 
		
  sOutputPath = ConvertToURL(sPath &amp; "/" &amp; sFileName )
  ThisComponent.storeAsURL(sOutputPath, saveAsCSV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